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da32" officeooo:paragraph-rsid="001ada32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ada32" style:font-weight-asian="bold" style:font-weight-complex="bold"/>
    </style:style>
    <style:style style:name="P3" style:family="paragraph" style:parent-style-name="Standard" style:list-style-name="L1">
      <style:text-properties style:font-name="Arial" fo:font-size="11pt" officeooo:rsid="001bcdc1" officeooo:paragraph-rsid="001bcdc1" style:font-size-asian="9.60000038146973pt" style:font-size-complex="11pt"/>
    </style:style>
    <style:style style:name="P4" style:family="paragraph" style:parent-style-name="Standard" style:list-style-name="L1">
      <style:text-properties fo:font-variant="normal" fo:text-transform="none" fo:color="#222222" style:font-name="Arial" fo:font-size="11pt" fo:letter-spacing="normal" fo:font-style="normal" fo:font-weight="normal" officeooo:rsid="001bcdc1" officeooo:paragraph-rsid="001bcdc1" style:font-size-asian="11pt" style:font-size-complex="11pt"/>
    </style:style>
    <style:style style:name="P5" style:family="paragraph" style:parent-style-name="Standard" style:list-style-name="L1">
      <style:text-properties fo:font-variant="normal" fo:text-transform="none" fo:color="#222222" style:font-name="Arial" fo:font-size="11pt" fo:letter-spacing="normal" fo:font-style="normal" fo:font-weight="normal" officeooo:rsid="001bcdc1" officeooo:paragraph-rsid="001d4c49" style:font-size-asian="11pt" style:font-size-complex="11pt"/>
    </style:style>
    <style:style style:name="P6" style:family="paragraph" style:parent-style-name="Standard" style:list-style-name="L1">
      <style:text-properties fo:font-variant="normal" fo:text-transform="none" fo:color="#222222" style:font-name="Arial" fo:font-size="11pt" fo:letter-spacing="normal" fo:font-style="normal" fo:font-weight="normal" officeooo:rsid="001db952" officeooo:paragraph-rsid="001db95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4c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2 de OCS – Teoria (3º Trimestre)</text:p>
      <text:p text:style-name="P1"/>
      <text:p text:style-name="P1"><text:span text:style-name="T1"/></text:p>
      <text:p text:style-name="P1"><text:span text:style-name="T1">Data de entrega:</text:span> 01/12/2017</text:p>
      <text:p text:style-name="P1"/>
      <text:p text:style-name="P1"/>
      <text:list xml:id="list3904718834" text:style-name="L1">
        <text:list-item>
          <text:p text:style-name="P3">No contexto de escalonamento de processos explique o que é um <text:span text:style-name="T2">deadlock</text:span>?</text:p>
        </text:list-item>
        <text:list-item>
          <text:p text:style-name="P4">Explique sucintamente o Algoritmo do Avestruz aplicado a resolução de <text:span text:style-name="T2">deadlocks</text:span>.</text:p>
        </text:list-item>
        <text:list-item>
          <text:p text:style-name="P4">E. W. Dijkstra foi um importante cientista da computação responsável por artigos memoráveis e fundamentais <text:span text:style-name="T3">em diversos setores da computação</text:span>. Explique sucintamente o funcionamento dos seguintes algoritmos propostos pelo cientista holândes:</text:p>
          <text:list>
            <text:list-item>
              <text:p text:style-name="P4">O Algoritmo do banqueiro para múltiplos recursos</text:p>
            </text:list-item>
            <text:list-item>
              <text:p text:style-name="P5">O Algoritmo do <text:span text:style-name="T3">jantar de filosófos para resolução de problemas de sincronização.</text:span></text:p>
            </text:list-item>
          </text:list>
        </text:list-item>
        <text:list-item>
          <text:p text:style-name="P6">Explique o funcionamento de um escalanador de processos básico para um kernel preemptivo.</text:p>
        </text:list-item>
        <text:list-item>
          <text:p text:style-name="P6">Explique o funcionamento de um escalanador de processos básico para um kernel cooperativo</text:p>
        </text:list-item>
        <text:list-item>
          <text:p text:style-name="P6">O fenômeno do thrashing poderia ocorrer em uma fila de processos? Como ele poderia ser resolvido ou “curado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2:03:11.111905000</meta:creation-date>
    <dc:date>2017-11-20T22:23:13.530596000</dc:date>
    <meta:editing-duration>PT9M43S</meta:editing-duration>
    <meta:editing-cycles>3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10" meta:word-count="136" meta:character-count="885" meta:non-whitespace-character-count="766"/>
  </office:meta>
</office:document-meta>
</file>